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in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float" office:value="6.2">
            <text:p>6.200</text:p>
          </table:table-cell>
          <table:table-cell table:formula="of:=[.B2]/25.4" office:value-type="float" office:value="0.244094488188976">
            <text:p>0.244</text:p>
          </table:table-cell>
        </table:table-row>
        <table:table-row table:style-name="ro1">
          <table:table-cell office:value-type="string">
            <text:p>PCB</text:p>
          </table:table-cell>
          <table:table-cell table:formula="of:=0.062*25.4" office:value-type="float" office:value="1.5748">
            <text:p>1.575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string">
            <text:p>Battery 800 mAh</text:p>
          </table:table-cell>
          <table:table-cell office:value-type="float" office:value="6">
            <text:p>6.000</text:p>
          </table:table-cell>
          <table:table-cell table:formula="of:=[.B4]/25.4" office:value-type="float" office:value="0.236220472440945">
            <text:p>0.236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4])" office:value-type="float" office:value="13.7748">
            <text:p>13.775</text:p>
          </table:table-cell>
          <table:table-cell table:formula="of:=SUM([.C2:.C4])" office:value-type="float" office:value="0.542314960629921">
            <text:p>0.542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5:02:16</meta:creation-date>
    <dc:date>2012-09-01T17:29:57</dc:date>
    <meta:editing-duration>PT2H12M30S</meta:editing-duration>
    <meta:editing-cycles>1</meta:editing-cycles>
    <meta:document-statistic meta:table-count="3" meta:cell-count="15" meta:object-count="0"/>
    <meta:generator>LibreOffice/3.5$Linux_X86_64 LibreOffice_project/350m1$Build-2</meta:generator>
  </office:meta>
</office:document-meta>
</file>